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9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1" table:default-cell-style-name="ce2"/>
        <table:table-row table:style-name="ro1">
          <table:table-cell table:style-name="ce1" office:value-type="string">
            <text:p>Page ID</text:p>
          </table:table-cell>
          <table:table-cell table:style-name="ce1" office:value-type="string">
            <text:p>Ring node ID</text:p>
          </table:table-cell>
          <table:table-cell table:style-name="ce1" office:value-type="string">
            <text:p>Global Addr</text:p>
          </table:table-cell>
          <table:table-cell table:style-name="ce1" office:value-type="string">
            <text:p>Local Ad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n1</text:p>
          </table:table-cell>
          <table:table-cell office:value-type="string">
            <text:p>0x04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n2</text:p>
          </table:table-cell>
          <table:table-cell office:value-type="string">
            <text:p>0x08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n3</text:p>
          </table:table-cell>
          <table:table-cell office:value-type="string">
            <text:p>0x0C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n4</text:p>
          </table:table-cell>
          <table:table-cell office:value-type="string">
            <text:p>0x10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n5</text:p>
          </table:table-cell>
          <table:table-cell office:value-type="string">
            <text:p>0x14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n6</text:p>
          </table:table-cell>
          <table:table-cell office:value-type="string">
            <text:p>0x18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n7</text:p>
          </table:table-cell>
          <table:table-cell office:value-type="string">
            <text:p>0x1C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n8</text:p>
          </table:table-cell>
          <table:table-cell office:value-type="string">
            <text:p>0x20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n9</text:p>
          </table:table-cell>
          <table:table-cell office:value-type="string">
            <text:p>0x2400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c</text:p>
          </table:table-cell>
          <table:table-cell office:value-type="string">
            <text:p>0x280000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6">03/26/2007</text:date>, <text:time>11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16T10:33:39</meta:creation-date>
    <dc:date>2007-03-26T11:26:18</dc:date>
    <dc:language>en-US</dc:language>
    <meta:editing-cycles>4</meta:editing-cycles>
    <meta:editing-duration>PT26M49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